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1ec264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1ec264"/>
    </style:style>
    <style:style style:name="P4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5" style:family="paragraph" style:parent-style-name="Standard">
      <style:text-properties officeooo:rsid="001fa718" officeooo:paragraph-rsid="001fa718"/>
    </style:style>
    <style:style style:name="T1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style:font-name="Consolas" fo:font-size="9.75pt" fo:letter-spacing="normal" fo:font-style="normal" fo:font-weight="normal" officeooo:rsid="001ec264" fo:background-color="transparent" loext:char-shading-value="0" loext:padding="0in" loext:border="none"/>
    </style:style>
    <style:style style:name="T3" style:family="text">
      <style:text-properties fo:font-variant="normal" fo:text-transform="none" fo:color="#242729" style:font-name="Arial" fo:font-size="11.25pt" fo:letter-spacing="normal" fo:font-style="normal" fo:font-weight="normal" officeooo:rsid="001ec264" fo:background-color="transparent" loext:char-shading-value="0" loext:padding="0in" loext:border="none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officeooo:rsid="001ec264" fo:background-color="transparent" loext:char-shading-value="0" loext:padding="0in" loext:border="none"/>
    </style:style>
    <style:style style:name="T5" style:family="text">
      <style:text-properties officeooo:rsid="0023c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/></text:span></text:p>
      <text:p text:style-name="P2"><text:span text:style-name="Source_20_Text"><text:span text:style-name="T2">change ownership of a hard drive to the user david. <text:s/>Change the info the the </text:span></text:span></text:p>
      <text:p text:style-name="P2"><text:span text:style-name="Source_20_Text"><text:span text:style-name="T2">” <text:s text:c="3"/>“</text:span></text:span></text:p>
      <text:p text:style-name="P1"><text:span text:style-name="Source_20_Text"><text:span text:style-name="T1">cd /”opt/lampp/htdocs”</text:span></text:span></text:p>
      <text:p text:style-name="P1"><text:span text:style-name="Source_20_Text"><text:span text:style-name="T1"/></text:span></text:p>
      <text:p text:style-name="P2"><text:span text:style-name="Source_20_Text"><text:span text:style-name="T2">example after it is changed: <text:s/></text:span></text:span></text:p>
      <text:p text:style-name="P2"><text:span text:style-name="Source_20_Text"><text:span text:style-name="T2">cd /media/david/70752e6a-76d0-42da-94e0-4ff844440cee</text:span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>then:</text:span></text:span></text:p>
      <text:p text:style-name="P2"><text:span text:style-name="Source_20_Text"><text:span text:style-name="T2"/></text:span></text:p>
      <text:p text:style-name="P3"><text:span text:style-name="Source_20_Text"><text:span text:style-name="T3">The below is for individual file:</text:span></text:span></text:p>
      <text:p text:style-name="P1"><text:span text:style-name="Source_20_Text"><text:span text:style-name="T1">sudo chown user:user filename</text:span></text:span></text:p>
      <text:p text:style-name="P2"><text:span text:style-name="Source_20_Text"><text:span text:style-name="T2">example: sudo chown david:david </text:span></text:span></text:p>
      <text:p text:style-name="P4"/>
      <text:p text:style-name="P4">For an entire directory it will be:</text:p>
      <text:p text:style-name="P1"><text:span text:style-name="Source_20_Text"><text:span text:style-name="T1">sudo chown user:user dirName</text:span></text:span><text:line-break/><text:span text:style-name="Source_20_Text"><text:span text:style-name="T2">example: sudo chown david:david </text:span></text:span><text:span text:style-name="Source_20_Text"><text:span text:style-name="T4">/media/david/70752e6a-76d0-42da-94e0-4ff844440cee</text:span></text:span></text:p>
      <text:p text:style-name="Standard"/>
      <text:p text:style-name="Standard"/>
      <text:p text:style-name="P5">10/1402020 changes</text:p>
      <text:p text:style-name="P5"/>
      <text:p text:style-name="P5">david@david-System-Product-Name:~$ groups <text:s text:c="18"/><text:span text:style-name="T5">#this commans lists your groups</text:span></text:p>
      <text:p text:style-name="P5">david adm cdrom sudo dip plugdev lpadmin sambashare <text:s text:c="4"/><text:span text:style-name="T5">#that was the result from above command</text:span></text:p>
      <text:p text:style-name="P5">david@david-System-Product-Name:~$ groups plex</text:p>
      <text:p text:style-name="P5">plex : plex video render</text:p>
      <text:p text:style-name="P5">david@david-System-Product-Name:~$ MYGROUP="david"</text:p>
      <text:p text:style-name="P5">david@david-System-Product-Name:~$ sudo usermod -a -G david plex</text:p>
      <text:p text:style-name="P5">david@david-System-Product-Name:~$ sudo chown david:david /media/david</text:p>
      <text:p text:style-name="P5">david@david-System-Product-Name:~$ sudo chmod 750 /media/david</text:p>
      <text:p text:style-name="P5">david@david-System-Product-Name:~$ sudo setfacl -m g:david:rwx /media/david</text:p>
      <text:p text:style-name="P5">david@david-System-Product-Name:~$ sudo service plexmediaserver sestart</text:p>
      <text:p text:style-name="P5">plexmediaserver: unrecognized service</text:p>
      <text:p text:style-name="P5">david@david-System-Product-Name:~$ sudo service plexmediaserver re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8:52:01.759968131</meta:creation-date>
    <dc:date>2020-11-18T13:00:06.612669466</dc:date>
    <meta:editing-duration>PT16M15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4" meta:word-count="127" meta:character-count="1205" meta:non-whitespace-character-count="1072"/>
  </office:meta>
</office:document-meta>
</file>